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9.47mm" fo:break-before="auto" style:use-optimal-row-height="true"/>
    </style:style>
    <style:style style:name="ro3" style:family="table-row">
      <style:table-row-properties style:row-height="8.0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4" style:family="table-cell" style:parent-style-name="Default">
      <style:table-cell-properties fo:border="none"/>
    </style:style>
    <style:style style:name="ce13"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6" style:family="table-cell" style:parent-style-name="Default">
      <style:table-cell-properties fo:border-bottom="0.06pt solid #000000" fo:border-left="none" fo:border-right="0.06pt solid #000000" fo:border-top="none"/>
    </style:style>
    <style:style style:name="ce17" style:family="table-cell" style:parent-style-name="Default" style:data-style-name="N11">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 <text:a xlink:href="https://lasers.llnl.gov/education/how_lasers_work" xlink:type="simple">https://lasers.llnl.gov/education/how_lasers_work</text:a></text:p>
          </table:table-cell>
          <table:table-cell table:style-name="ce6" office:value-type="string" calcext:value-type="string">
            <text:p><text:s/>Lawrence Livermore National Laboratory official website</text:p>
          </table:table-cell>
          <table:table-cell table:style-name="ce6" office:value-type="string" calcext:value-type="string">
            <text:p>Article</text:p>
          </table:table-cell>
          <table:table-cell table:style-name="ce6" office:value-type="string" calcext:value-type="string">
            <text:p><text:s/>Lawrence Livermore National Laboratory , CA, USA</text:p>
          </table:table-cell>
          <table:table-cell table:style-name="ce6" office:value-type="string" calcext:value-type="string">
            <text:p> “Laser” is an acronym for light amplification by stimulated emission of radiation. A laser is created when the electrons in atoms in special glasses, crystals, or gases absorb energy from an electrical current or another laser and become “excited.” The excited electrons move from a lower-energy orbit to a higher-energy orbit around the atom’s nucleus. When they return to their normal or “ground” state, the electrons emit photons (particles of light).</text:p>
            <text:p/>
            <text:p>These photons are all at the same wavelength and are “coherent,” meaning the crests and troughs of the light waves are all in lockstep. In contrast, ordinary visible light comprises multiple wavelengths and is not coherent.</text:p>
            <text:p/>
            <text:p>Laser light is different from normal light in other ways as well. First, its light contains only one wavelength (one specific color). The particular wavelength of light is determined by the amount of energy released when the excited electron drops to a lower orbit. Second, laser light is directional. Whereas a laser generates a very tight beam, a flashlight produces light that is diffuse. Because laser light is coherent, it stays focused for vast distances, even to the moon and back.</text:p>
          </table:table-cell>
          <table:table-cell table:style-name="ce6" office:value-type="string" calcext:value-type="string">
            <text:p>English</text:p>
          </table:table-cell>
          <table:table-cell table:style-name="ce6" office:value-type="string" calcext:value-type="string">
            <text:p>Laser is an Intense light of one color moving in the same direction</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1"/>
          <table:table-cell table:style-name="ce13" office:value-type="string" calcext:value-type="string">
            <text:p><text:s/></text:p>
          </table:table-cell>
          <table:table-cell table:style-name="ce11" table:number-columns-repeated="3"/>
          <table:table-cell table:style-name="ce11" office:value-type="string" calcext:value-type="string">
            <text:p><text:s/></text:p>
          </table:table-cell>
          <table:table-cell table:style-name="ce11" table:number-columns-repeated="3"/>
          <table:table-cell table:style-name="ce16"/>
          <table:table-cell table:number-columns-repeated="14"/>
        </table:table-row>
        <table:table-row table:style-name="ro3">
          <table:table-cell table:style-name="ce3" office:value-type="string" calcext:value-type="string">
            <text:p> <text:a xlink:href="https://spaceplace.nasa.gov/laser/en/" xlink:type="simple">https://spaceplace.nasa.gov/laser/en/</text:a></text:p>
          </table:table-cell>
          <table:table-cell table:style-name="ce6" office:value-type="string" calcext:value-type="string">
            <text:p>NASA educational website</text:p>
          </table:table-cell>
          <table:table-cell table:style-name="ce6" office:value-type="string" calcext:value-type="string">
            <text:p><text:s/>Article</text:p>
          </table:table-cell>
          <table:table-cell table:style-name="ce6" office:value-type="string" calcext:value-type="string">
            <text:p><text:s/>NASA</text:p>
          </table:table-cell>
          <table:table-cell table:style-name="ce6" office:value-type="string" calcext:value-type="string">
            <text:p> the light from a laser contains exactly one color or wavelength rather than a lot of different wavelengths. Scientists say that laser light is "monochromatic," meaning of one color,all the wavelengths are in phase. That is, they are all "waving" together, like a well-timed audience "wave" at a football game. All the wave crests (high points) and troughs (low points) are lined up. Scientists say the laser light is "coherent."while light waves from ordinary sources (such as flashlights, lightbulbs, or the Sun) spread out in all directions laser light waves all travel in the same direction, exactly parallel to one another. This means that laser light beams are very narrow and can be concentrated on one tiny spot. Scientists say the laser light is "collimated." Because the laser light is monochromatic, coherent, and collimated, all of its energy is focused to produce a small point of intense power. This focused power makes laser light useful for cutting and welding. It also makes it possible to control laser light very precisely and make it do all kinds of useful things.</text:p>
            <text:p> </text:p>
          </table:table-cell>
          <table:table-cell table:style-name="ce6" office:value-type="string" calcext:value-type="string">
            <text:p>English</text:p>
          </table:table-cell>
          <table:table-cell table:style-name="ce6" office:value-type="string" calcext:value-type="string">
            <text:p>Laser is an Intense light of one color moving in the same direction</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1" calcext:value-type="percentage">
            <text:p>100.00%</text:p>
          </table:table-cell>
          <table:table-cell table:number-columns-repeated="14"/>
        </table:table-row>
        <table:table-row table:style-name="ro1">
          <table:table-cell table:style-name="ce7" office:value-type="string" calcext:value-type="string">
            <text:p><text:s/></text:p>
          </table:table-cell>
          <table:table-cell table:number-columns-repeated="9" table:style-name="ce14" office:value-type="string" calcext:value-type="string">
            <text:p><text:s/></text:p>
          </table:table-cell>
          <table:table-cell table:style-name="ce17"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style-name="ce5"/>
          <table:table-cell table:style-name="ce11" table:number-columns-repeated="3"/>
          <table:table-cell table:style-name="ce11" office:value-type="string" calcext:value-type="string">
            <text:p><text:s/></text:p>
          </table:table-cell>
          <table:table-cell table:style-name="ce11" table:number-columns-repeated="5"/>
          <table:table-cell table:style-name="ce16"/>
          <table:table-cell table:number-columns-repeated="14"/>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8:23:42.04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01T18:36:29.410000000</dc:date>
    <meta:editing-duration>PT39M39S</meta:editing-duration>
    <meta:editing-cycles>10</meta:editing-cycles>
    <meta:generator>LibreOffice/5.3.2.2$Windows_x86 LibreOffice_project/6cd4f1ef626f15116896b1d8e1398b56da0d0ee1</meta:generator>
    <meta:document-statistic meta:table-count="1" meta:cell-count="52" meta:object-count="0"/>
  </office:meta>
</office:document-meta>
</file>